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1fe0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installer apache2</text:span></text:p>
      <text:p text:style-name="Standard">- <text:span text:style-name="T1">installer php</text:span></text:p>
      <text:p text:style-name="Standard">- <text:span text:style-name="T1">installer mariadb</text:span></text:p>
      <text:p text:style-name="Standard">- <text:span text:style-name="T1">faire la base de donnée avec mariadb</text:span></text:p>
      <text:p text:style-name="Standard"/>
      <text:p text:style-name="Standard">- <text:span text:style-name="T1">activer le module mysqli :</text:span></text:p>
      <text:p text:style-name="Standard"/>
      <text:p text:style-name="Preformatted_20_Text"><text:span text:style-name="Source_20_Text">sudo apt-get update</text:span></text:p>
      <text:p text:style-name="Preformatted_20_Text"><text:span text:style-name="Source_20_Text">sudo apt-get install php-mysql</text:span></text:p>
      <text:p text:style-name="P1"><text:span text:style-name="Source_20_Text">sudo service apache2 restart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09:15:13.897009084</meta:creation-date>
    <dc:date>2023-03-01T09:16:59.794662972</dc:date>
    <meta:editing-duration>PT1M46S</meta:editing-duration>
    <meta:editing-cycles>1</meta:editing-cycles>
    <meta:document-statistic meta:table-count="0" meta:image-count="0" meta:object-count="0" meta:page-count="1" meta:paragraph-count="8" meta:word-count="34" meta:character-count="196" meta:non-whitespace-character-count="170"/>
    <meta:generator>LibreOffice/7.3.6.2$Linux_X86_64 LibreOffice_project/30$Build-2</meta:generator>
  </office:meta>
</office:document-meta>
</file>